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48205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104" calcext:value-type="float">
            <text:p>34.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205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2192" calcext:value-type="float">
            <text:p>34.30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205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04656" calcext:value-type="float">
            <text:p>34.20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205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948" calcext:value-type="float">
            <text:p>33.93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205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4448" calcext:value-type="float">
            <text:p>34.06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205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9688" calcext:value-type="float">
            <text:p>34.07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205</text:p>
          </table:table-cell>
          <table:table-cell office:value-type="string" calcext:value-type="string">
            <text:p>2018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8416" calcext:value-type="float">
            <text:p>33.80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205</text:p>
          </table:table-cell>
          <table:table-cell office:value-type="string" calcext:value-type="string">
            <text:p>2017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8504" calcext:value-type="float">
            <text:p>32.98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205</text:p>
          </table:table-cell>
          <table:table-cell office:value-type="string" calcext:value-type="string">
            <text:p>2016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276" calcext:value-type="float">
            <text:p>33.51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205</text:p>
          </table:table-cell>
          <table:table-cell office:value-type="string" calcext:value-type="string">
            <text:p>201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5912" calcext:value-type="float">
            <text:p>33.58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205</text:p>
          </table:table-cell>
          <table:table-cell office:value-type="string" calcext:value-type="string">
            <text:p>201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328" calcext:value-type="float">
            <text:p>33.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205</text:p>
          </table:table-cell>
          <table:table-cell office:value-type="string" calcext:value-type="string">
            <text:p>201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3872" calcext:value-type="float">
            <text:p>32.50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205</text:p>
          </table:table-cell>
          <table:table-cell office:value-type="string" calcext:value-type="string">
            <text:p>201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8592" calcext:value-type="float">
            <text:p>32.16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205</text:p>
          </table:table-cell>
          <table:table-cell office:value-type="string" calcext:value-type="string">
            <text:p>2010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4464" calcext:value-type="float">
            <text:p>31.1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205</text:p>
          </table:table-cell>
          <table:table-cell office:value-type="string" calcext:value-type="string">
            <text:p>201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6216" calcext:value-type="float">
            <text:p>31.44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205</text:p>
          </table:table-cell>
          <table:table-cell office:value-type="string" calcext:value-type="string">
            <text:p>200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2336" calcext:value-type="float">
            <text:p>30.88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205</text:p>
          </table:table-cell>
          <table:table-cell office:value-type="string" calcext:value-type="string">
            <text:p>200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144" calcext:value-type="float">
            <text:p>30.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205</text:p>
          </table:table-cell>
          <table:table-cell office:value-type="string" calcext:value-type="string">
            <text:p>2006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3" calcext:value-type="float">
            <text:p>31.6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205</text:p>
          </table:table-cell>
          <table:table-cell office:value-type="string" calcext:value-type="string">
            <text:p>200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8912" calcext:value-type="float">
            <text:p>30.91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205</text:p>
          </table:table-cell>
          <table:table-cell office:value-type="string" calcext:value-type="string">
            <text:p>200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3776" calcext:value-type="float">
            <text:p>30.97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205</text:p>
          </table:table-cell>
          <table:table-cell office:value-type="string" calcext:value-type="string">
            <text:p>200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0936" calcext:value-type="float">
            <text:p>31.11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205</text:p>
          </table:table-cell>
          <table:table-cell office:value-type="string" calcext:value-type="string">
            <text:p>200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5136" calcext:value-type="float">
            <text:p>30.42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205</text:p>
          </table:table-cell>
          <table:table-cell office:value-type="string" calcext:value-type="string">
            <text:p>200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9272" calcext:value-type="float">
            <text:p>29.9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205</text:p>
          </table:table-cell>
          <table:table-cell office:value-type="string" calcext:value-type="string">
            <text:p>200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324" calcext:value-type="float">
            <text:p>29.73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